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8.9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/>
      <style:text-properties style:font-name="Robo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81d41a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cccccc"/>
      <style:text-properties style:font-name="Roboto" fo:font-size="12pt" style:font-size-asian="12pt" style:font-size-complex="12pt"/>
    </style:style>
    <style:style style:name="ce8" style:family="table-cell" style:parent-style-name="Default">
      <style:table-cell-properties fo:background-color="#cccccc"/>
    </style:style>
    <style:style style:name="T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number-columns-repeated="1020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7" table:number-columns-repeated="1020"/>
          <table:table-cell table:style-name="ce8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arrival alarm. Out of scope for purpose of ap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almanac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Original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B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Updated autopilot control message – XTE, direction and arrival statu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O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Great circle version of BWR. Haven’t seen this on the network ye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WR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bearing, range,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W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bearing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K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D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BT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pth below transduc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P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epth below transducer and calibrated dep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datum information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fault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G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, optional HDO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LL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Latitude, longitu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quality information, don’t yet see a need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GSA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GS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Detailed GPS satellite tracking information, don’t yet see a ne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Magnetic variation and true heading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DM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Magnetic Heading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HDT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DA</text:p>
          </table:table-cell>
          <table:table-cell table:style-name="ce11"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T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Water temperatur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WD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ind direction and speed. Message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WV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AWA or TWD, AWS or T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ctive route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B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Destination waypoint lat/long, range, bearing, closing, XT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MC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Latitude, longitude, SOG, COG, magvar, UTC date and tim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OT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ate of turn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S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Rudder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s in all routes. Would not be amenable to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et and drif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H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Speed through water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LW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Distance total, distance trip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VTG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COG, S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W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WT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CV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closure velocity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D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FM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Prev waypoint to next waypoint distance, don’t yet see a n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N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Message is marked obsolete, won’t be supported unless a user explicitly requests 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PL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Waypoint location. Would not be amenable for grid display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DR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Optionally pitch, roll, barometric pressure. Other transducers not yet supported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XTE</text:p>
          </table:table-cell>
          <table:table-cell table:style-name="ce12" office:value-type="string" calcext:value-type="string">
            <text:p>Supported since 0.2.3</text:p>
          </table:table-cell>
          <table:table-cell table:style-name="ce16" office:value-type="string" calcext:value-type="string">
            <text:p>Cross Track Error, measu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TR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<text:span text:style-name="T1">Cross Track Error, dead reckoning. Haven’t seen this on the network yet</text:span>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ZDA</text:p>
          </table:table-cell>
          <table:table-cell table:style-name="ce12" office:value-type="string" calcext:value-type="string">
            <text:p>Supported since 0.2.1</text:p>
          </table:table-cell>
          <table:table-cell table:style-name="ce16" office:value-type="string" calcext:value-type="string">
            <text:p>UTC time and da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C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5T20:07:50.837434184</dc:date>
    <meta:editing-duration>P5DT19H57S</meta:editing-duration>
    <meta:editing-cycles>6</meta:editing-cycles>
    <meta:generator>LibreOffice/7.3.7.2$Linux_X86_64 LibreOffice_project/30$Build-2</meta:generator>
    <meta:document-statistic meta:table-count="1" meta:cell-count="150" meta:object-count="0"/>
  </office:meta>
</office:document-meta>
</file>